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b70f94" officeooo:paragraph-rsid="00aaf464"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d28cbd" officeooo:paragraph-rsid="00d28cbd"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b2f88f"/>
    </style:style>
    <style:style style:name="P11" style:family="paragraph" style:parent-style-name="Preformatted_20_Text">
      <style:text-properties officeooo:paragraph-rsid="006ab9d7"/>
    </style:style>
    <style:style style:name="P12" style:family="paragraph" style:parent-style-name="Preformatted_20_Text">
      <style:text-properties officeooo:paragraph-rsid="00bd0bf4"/>
    </style:style>
    <style:style style:name="P13" style:family="paragraph" style:parent-style-name="Preformatted_20_Text">
      <style:text-properties officeooo:paragraph-rsid="00b05fed"/>
    </style:style>
    <style:style style:name="P14" style:family="paragraph" style:parent-style-name="Preformatted_20_Text">
      <style:text-properties officeooo:paragraph-rsid="00d28cbd"/>
    </style:style>
    <style:style style:name="P15" style:family="paragraph" style:parent-style-name="Preformatted_20_Text">
      <style:text-properties officeooo:paragraph-rsid="00d4e89b"/>
    </style:style>
    <style:style style:name="P16" style:family="paragraph" style:parent-style-name="Preformatted_20_Text">
      <style:text-properties officeooo:paragraph-rsid="00da7105"/>
    </style:style>
    <style:style style:name="P17"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8"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normal" style:text-underline-style="none" fo:font-weight="bold" officeooo:rsid="00d87900" officeooo:paragraph-rsid="00d87900" style:font-name-asian="Nimbus Mono L" style:font-size-asian="12pt" style:font-style-asian="italic" style:font-weight-asian="bold" style:font-name-complex="Liberation Mono" style:font-size-complex="12pt" style:font-style-complex="italic" style:font-weight-complex="bold"/>
    </style:style>
    <style:style style:name="P19"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P20" style:family="paragraph" style:parent-style-name="Preformatted_20_Text">
      <style:text-properties style:font-name="Liberation Sans" fo:font-size="12pt" fo:font-style="normal" style:text-underline-style="none" officeooo:rsid="00d28cbd" officeooo:paragraph-rsid="00d28cbd"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style:font-name="Liberation Sans" fo:font-size="12pt" fo:font-style="normal" style:text-underline-style="none" officeooo:rsid="00cf433b" officeooo:paragraph-rsid="00da7105" style:font-name-asian="Nimbus Mono L" style:font-size-asian="12pt" style:font-style-asian="normal" style:font-name-complex="Liberation Mono" style:font-size-complex="12pt" style:font-style-complex="normal"/>
    </style:style>
    <style:style style:name="P22" style:family="paragraph" style:parent-style-name="Preformatted_20_Text">
      <style:text-properties style:font-name="Liberation Sans" fo:font-size="12pt" fo:font-style="normal" style:text-underline-style="none" fo:font-weight="normal" officeooo:rsid="00da7105" officeooo:paragraph-rsid="00da7105" style:font-name-asian="Nimbus Mono L" style:font-size-asian="12pt" style:font-style-asian="normal" style:font-weight-asian="normal" style:font-name-complex="Liberation Mono" style:font-size-complex="12pt" style:font-style-complex="normal" style:font-weight-complex="normal"/>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c0edb0"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c641b8"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cf433b"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cf7cb7"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d5f0a8"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d87900"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da042d"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da8305"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21"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2" style:family="text">
      <style:text-properties style:font-name="Liberation Sans" fo:font-size="12pt" fo:font-style="normal" style:text-underline-style="none" officeooo:rsid="0065393a" fo:background-color="transparent" loext:char-shading-value="0" style:font-size-asian="12pt" style:font-style-asian="normal" style:font-size-complex="12pt" style:font-style-complex="normal"/>
    </style:style>
    <style:style style:name="T23" style:family="text">
      <style:text-properties style:font-name="Liberation Sans" fo:font-size="12pt" fo:font-style="normal" style:text-underline-style="none" officeooo:rsid="006c5bdd" fo:background-color="transparent" loext:char-shading-value="0" style:font-size-asian="12pt" style:font-style-asian="normal" style:font-size-complex="12pt" style:font-style-complex="normal"/>
    </style:style>
    <style:style style:name="T24"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964801"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c91ba3"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da8305"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dad817"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fo:font-weight="normal" officeooo:rsid="00083d4b" style:font-name-asian="Nimbus Mono L" style:font-size-asian="12pt" style:font-style-asian="normal" style:font-weight-asian="normal" style:font-name-complex="Liberation Mono" style:font-size-complex="12pt" style:font-style-complex="normal" style:font-weight-complex="normal"/>
    </style:style>
    <style:style style:name="T41" style:family="text">
      <style:text-properties style:font-name="Liberation Sans" fo:font-size="12pt" fo:font-style="normal" style:text-underline-style="none" fo:font-weight="normal" officeooo:rsid="00da7105" style:font-name-asian="Nimbus Mono L" style:font-size-asian="12pt" style:font-style-asian="normal" style:font-weight-asian="normal" style:font-name-complex="Liberation Mono" style:font-size-complex="12pt" style:font-style-complex="normal" style:font-weight-complex="normal"/>
    </style:style>
    <style:style style:name="T42" style:family="text">
      <style:text-properties style:font-name="Liberation Sans" fo:font-size="16pt" fo:font-weight="bold" officeooo:rsid="001b99ac" style:font-size-asian="16pt" style:font-weight-asian="bold" style:font-size-complex="16pt" style:font-weight-complex="bold"/>
    </style:style>
    <style:style style:name="T43" style:family="text">
      <style:text-properties style:font-name="Liberation Sans" fo:font-size="16pt" fo:font-weight="bold" officeooo:rsid="000dd66a" style:font-size-asian="16pt" style:font-weight-asian="bold" style:font-size-complex="16pt" style:font-weight-complex="bold"/>
    </style:style>
    <style:style style:name="T44" style:family="text">
      <style:text-properties style:font-name="Liberation Sans" fo:font-size="16pt" fo:font-weight="bold" officeooo:rsid="00a7a091" style:font-size-asian="16pt" style:font-weight-asian="bold" style:font-size-complex="16pt" style:font-weight-complex="bold"/>
    </style:style>
    <style:style style:name="T45"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6" style:family="text">
      <style:text-properties style:font-name="Liberation Sans" fo:font-size="16pt" fo:font-weight="bold" officeooo:rsid="00d87900" style:font-name-asian="Nimbus Mono L" style:font-size-asian="16pt" style:font-weight-asian="bold" style:font-name-complex="Liberation Mono" style:font-size-complex="16pt" style:font-weight-complex="bold"/>
    </style:style>
    <style:style style:name="T47"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48" style:family="text">
      <style:text-properties fo:font-variant="normal" fo:text-transform="none" fo:color="#000000" style:font-name="system-ui" fo:font-size="12pt" fo:letter-spacing="normal" style:text-underline-style="none" fo:font-weight="normal" officeooo:rsid="00d87900" style:font-name-asian="Nimbus Mono L" style:font-size-asian="12pt" style:font-weight-asian="bold" style:font-name-complex="Liberation Mono" style:font-size-complex="12pt" style:font-weight-complex="bold"/>
    </style:style>
    <style:style style:name="T49"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normal" style:font-name-complex="Liberation Mono" style:font-size-complex="12pt" style:font-weight-complex="normal"/>
    </style:style>
    <style:style style:name="T50" style:family="text">
      <style:text-properties officeooo:rsid="00bef49d"/>
    </style:style>
    <style:style style:name="T51" style:family="text">
      <style:text-properties officeooo:rsid="000dd66a"/>
    </style:style>
    <style:style style:name="T52" style:family="text">
      <style:text-properties officeooo:rsid="00697aa2"/>
    </style:style>
    <style:style style:name="T53" style:family="text">
      <style:text-properties officeooo:rsid="00dad81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ayers for our World and the Church</text:p>
      <text:p text:style-name="P9"><text:span text:style-name="T46">24th</text:span><text:span text:style-name="T45"> April</text:span><text:span text:style-name="T42"> 20</text:span><text:span text:style-name="T43">2</text:span><text:span text:style-name="T44">2</text:span></text:p>
      <text:p text:style-name="P18"><text:span text:style-name="T50">J</text:span>ohn 15:13</text:p>
      <text:p text:style-name="P19"><text:span text:style-name="T47">Greater love has no </text:span><text:span text:style-name="T48">man</text:span><text:span text:style-name="T47"> than this, that </text:span><text:span text:style-name="T48">he </text:span><text:span text:style-name="T47">lay down </text:span><text:span text:style-name="T49">his</text:span><text:span text:style-name="T47"> life for </text:span><text:span text:style-name="T49">his</text:span><text:span text:style-name="T47"> friends.</text:span></text:p>
      <text:p text:style-name="P7"/>
      <text:p text:style-name="P7">Thanks to God</text:p>
      <text:p text:style-name="P14"><text:span text:style-name="T9">Heavenly Father</text:span><text:span text:style-name="T1">, </text:span><text:span text:style-name="T3">w</text:span><text:span text:style-name="T2">e </text:span><text:span text:style-name="T13">give</text:span><text:span text:style-name="T5"> You </text:span><text:span text:style-name="T13">thanks </text:span><text:span text:style-name="T5">today, </text:span><text:span text:style-name="T13">and praise</text:span><text:span text:style-name="T9"> </text:span><text:span text:style-name="T5">You</text:span><text:span text:style-name="T13">r Name because You</text:span><text:span text:style-name="T5"> </text:span><text:span text:style-name="T13">are God Most High</text:span><text:span text:style-name="T2">. </text:span><text:span text:style-name="T5">We </text:span><text:span text:style-name="T9">thank You for </text:span><text:span text:style-name="T13">Your</text:span><text:span text:style-name="T9"> faithful</text:span><text:span text:style-name="T13">ness</text:span><text:span text:style-name="T9"> – </text:span><text:span text:style-name="T16">You are the Keeper of Promises, even the most costly.</text:span><text:span text:style-name="T13"> </text:span><text:span text:style-name="T16">You promised to Adam and Eve that One would come to defeat Satan and redeem mankind from the curse of sin.</text:span></text:p>
      <text:p text:style-name="P3"/>
      <text:p text:style-name="P14"><text:span text:style-name="T13">As we </text:span><text:span text:style-name="T16">look back on</text:span><text:span text:style-name="T13"> the Easter season we remember </text:span><text:span text:style-name="T16">the victory </text:span><text:span text:style-name="T13">that Jesus </text:span><text:span text:style-name="T16">won. We see the visible expression of Your love towards Your people – love that cost the Son His life. </text:span><text:span text:style-name="T17">We remember the Resurrection, the complete defeat of death and sin. We give thanks for our release from the power of sin and the penalty which rightly belonged to us as sinners. </text:span><text:span text:style-name="T16">We </text:span><text:span text:style-name="T17">now</text:span><text:span text:style-name="T16"> look forward to the time of His ascension to glory and the establishment of the Church at Pentecost</text:span><text:span text:style-name="T13">.</text:span></text:p>
      <text:p text:style-name="P3"/>
      <text:p text:style-name="P8">The Wide World...<text:span text:style-name="T51"> a</text:span>nd <text:span text:style-name="T52">in </text:span>the wider Church</text:p>
      <text:p text:style-name="P10"><text:span text:style-name="T7">To</text:span><text:span text:style-name="T17">morrow, many will gather to remember those who have fallen in war to preserve our freedoms. We thank You for their sacrifice and pray that it was not in vain. We take up the responsibility of preserving the nation they died for, a nation built on Biblical foundations but now drifting far from You.</text:span><text:span text:style-name="T40"> </text:span><text:span text:style-name="T41">As we approach a Federal election, we pray for Your wisdom in casting our votes for representatives who will serve to uphold Biblical standards in public and private life. May we fulfill our duty as citizens of two kingdoms to hold accountable those whom we elect to Parliament on our behalf. May they represent their electorates fairly in a calling which we disparage too easily.</text:span></text:p>
      <text:p text:style-name="P22"/>
      <text:p text:style-name="P15"><text:span text:style-name="T10">I</text:span><text:span text:style-name="T14">n the wider world </text:span><text:span text:style-name="T18">w</text:span><text:span text:style-name="T10">e </text:span><text:span text:style-name="T14">continue to </text:span><text:span text:style-name="T10">pray for the refugee situation in the Ukraine, especially for the aid workers being mobilised to help, and for the people displaced from th</text:span><text:span text:style-name="T14">e</text:span><text:span text:style-name="T10"> war zone. </text:span><text:span text:style-name="T11">May they quickly find a safe haven away from the fighting.</text:span></text:p>
      <text:p text:style-name="P1"/>
      <text:p text:style-name="P16"><text:span text:style-name="T4">We </text:span><text:span text:style-name="T6">thank You again for Your mercy as we see</text:span><text:span text:style-name="T4"> </text:span><text:span text:style-name="T8">the decline in </text:span><text:span text:style-name="T6">Covid </text:span><text:span text:style-name="T8">cases around the nation, </text:span><text:span text:style-name="T18">and w</text:span><text:span text:style-name="T8">e </text:span><text:span text:style-name="T11">give thanks for the </text:span><text:span text:style-name="T18">further </text:span><text:span text:style-name="T15">easing of</text:span><text:span text:style-name="T11"> r</text:span><text:span text:style-name="T15">estriction</text:span><text:span text:style-name="T11">s.</text:span></text:p>
      <text:p text:style-name="P21"/>
      <text:p text:style-name="P16"><text:span text:style-name="T18">This month w</text:span><text:span text:style-name="T12">e pray for our chaplaincy ministries, </text:span><text:span text:style-name="T18">especially in hospitals and defence, but also in other areas of life</text:span><text:span text:style-name="T12"> as people turn to You for comfort and guidance. </text:span><text:span text:style-name="T18">We thank You for the work of the Chaplaincy Committee and pray continued strength </text:span><text:span text:style-name="T19">and wisdom </text:span><text:span text:style-name="T18">for Suzanne as she ministers at the Royal Children’s Hospital.</text:span></text:p>
      <text:p text:style-name="P2"/>
      <text:p text:style-name="P6">Ashburton</text:p>
      <text:p text:style-name="P11"><text:span text:style-name="T20">Here in Ashburton, w</text:span><text:span text:style-name="T36">e pray for the elders and the Board as they seek to implement the vision to see more people in our community know the love of God, His gracious forgiveness and the joy of serving Him in restored wholeness. </text:span><text:span text:style-name="T38">We pray for the Congregational Meeting next week as we take a step at a time in the process of reviatlization.</text:span></text:p>
      <text:p text:style-name="P5"/>
      <text:p text:style-name="P12"><text:span text:style-name="T26">W</text:span><text:span text:style-name="T28">e </text:span><text:span text:style-name="T29">thank</text:span><text:span text:style-name="T28"> You </text:span><text:span text:style-name="T29">for those who have recovered from recent sickness including </text:span><text:span text:style-name="T34">Shiun</text:span><text:span text:style-name="T28">,</text:span><text:span text:style-name="T37"> </text:span><text:span text:style-name="T29">and </text:span><text:span text:style-name="T34">for </text:span><text:span text:style-name="T29">Diane </text:span><text:span text:style-name="T36">dealing with a variety of medical concerns</text:span><text:span text:style-name="T29">.</text:span><text:span text:style-name="T28"> </text:span><text:span text:style-name="T34">We also remember Shon’s protective visa application and continue to seek the immigration minister’s favour in granting Shon full permission to stay in Australia. </text:span><text:span text:style-name="T38">We pray also for patience as such decisions are held in abeyance during this election.</text:span></text:p>
      <text:p text:style-name="P4"/>
      <text:p text:style-name="P13"><text:span text:style-name="T28">And now w</text:span><text:span text:style-name="T21">e pray for </text:span><text:span text:style-name="T34">Barry</text:span><text:span text:style-name="T21"> as he preach</text:span><text:span text:style-name="T30">es Your Word </text:span><text:span text:style-name="T27">today.</text:span><text:span text:style-name="T30"> </text:span><text:span text:style-name="T31">A</text:span><text:span text:style-name="T30">s we listen </text:span><text:span text:style-name="T31">we pray for </text:span><text:span text:style-name="T39">soft hearts</text:span><text:span text:style-name="T32"> </text:span><text:span text:style-name="T37">and fresh insight</text:span><text:span text:style-name="T32">, </text:span><text:span text:style-name="T35">knowing that </text:span><text:span text:style-name="T39">in Him </text:span><text:span text:style-name="T35">we live </text:span><text:span text:style-name="T39">and move and that nothing can seprate us from the love of God in Christ Jesus, our LORD,</text:span><text:span text:style-name="T27"> </text:span><text:span text:style-name="T26">in Whose Name </text:span><text:span text:style-name="T22">we pray </text:span><text:span text:style-name="T23">all these things</text:span><text:span text:style-name="T24">,</text:span><text:span text:style-name="T25">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4-23T22:07:40.480234901</dc:date>
    <meta:editing-duration>PT7H57M6S</meta:editing-duration>
    <meta:editing-cycles>92</meta:editing-cycles>
    <meta:generator>LibreOffice/6.4.7.2$Linux_X86_64 LibreOffice_project/40$Build-2</meta:generator>
    <meta:print-date>2021-01-30T16:02:32.952449610</meta:print-date>
    <meta:document-statistic meta:table-count="0" meta:image-count="0" meta:object-count="0" meta:page-count="1" meta:paragraph-count="16" meta:word-count="606" meta:character-count="3345" meta:non-whitespace-character-count="2753"/>
  </office:meta>
</office:document-meta>
</file>